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czątki dziejów króla Sombry są owiane tajemnicą (przynajmniej jeśli nie liczyć komiksów, które opisują je dość szczegółowo). Kim był, zanim został tyranem? Czemu przejął władzę? Zrobił to legalnie czy przy użyciu siły? Jaki jest jego uroczy znaczek? Na te pytania można odpowiedzieć na wiele różnych sposobów, dając żywot komediom, dramatom czy nawet horrorom fanowskim. “The Crusader King” odpowiada przynajmniej na ostatnie z wymienionych pytań w najprostszy możliwy sposób - każąc koszmarnie osłabionemu tyranowi spotkać się z trójką uroczych klaczek, bardziej znanych jako Scootaloo, Apple Bloom i Sweetie Belle.</text:p>
      <text:p text:style-name="P1"/>
      <text:p text:style-name="P1">Naturalbornderpy przewijał się przez nasze łamy już wiele razy. Tym razem na warsztat bierzemy kolejne z jego komediowych opowiadanek - “The Crusader King”, dziesięciorozdziałowy fanfic. Oto pewnego pięknego dnia Znaczkowa Liga znajduje w swoim domku na drzewie nieoczekiwanego gościa - byłego tyrana Kryształowego Imperium, króla Sombrę. Zły jednorożec nie jest jednak w formie, przez co trójka klaczek nie dość, że jest względnie bezpieczna, to ma jeszcze okazję na pogawędkę z monarchą. Tak oto zaczyna się długi i pasjonujący pojedynek dwóch sił - Znaczkowa Liga ma nadzieję na zreformowanie króla, ten zaś hoduje sobie trójkę potencjalnych podkomendnych. W tle mamy jeszcze dodatkowo powierniczki Elementów Harmonii, zaniepokojone nowym przyjacielem ich sióstr i Scootaloo (a podobno przyjaźń to magia!). </text:p>
      <text:p text:style-name="P1"/>
      <text:p text:style-name="P1">Mamy tu do czynienia z dość lubianym przez autora schematem, w którym spokojny, wesoły początek prowadzi do tragicznego, wręcz ponurego punktu kulminacyjnego. Nie wszystkim się to musi podobać - przejście od śmiechu do brutalniejszych/bardziej przerażających scen jest dość nagłe - ale z osobna, obie są wysokiej jakości. Humorystycznie przedstawione przygody trójki klaczek i towarzyszącego im mrocznego tyrana bawią, a żarty, po lekkim ułagodzeniu i usunięciu niektórych z nich (choćby dolewania przez Sombrę tajemniczej substancji do lemoniady) mogłyby znaleźć się w serialu. Zarówno humor sytuacyjny, postaci jak i słowny potrafią rozśmieszyć do łez. Zarówno mroczne plany Sombry, jak i podejście Znaczkowej Ligi do nich rządzą się własną, komediową logiką.</text:p>
      <text:p text:style-name="P1"/>
      <text:p text:style-name="P1">Elementy komediowe kłócą się nieco z o wiele poważniejszymi rozdziałami - można odnieść wrażenie, że autor pod koniec próbował na szybko wyjaśnić lub zmienić kilka rzeczy i nie zawsze mu to wychodziło. To, co miało sens jako element humorystyczny, niekoniecznie musi go zachowywać po dorzuceniu do opowiadania kilku kropli grozy i plasterka tragedii dla smaku. Cierpi przez to zawieszenie niewiary - wygląda to tak, jakby po kilkudziesięciu odcinkach “Toma i Jerry’ego” nagle powstał odcinek, w którym mysie harce posyłają naszego kociego bohatera do szpitala i prowadzą do paraliżu czterokończynowego. Takie coś mogłoby nawet być interesujące, ale zostawiałoby widza z niemym pytaniem: “Czemu dopiero teraz ta kula do kręgli wyrządziła aż takie szkody?”. Mimo to, końcówka nieźle tłumaczy, dlaczego Sombra mógł na początku postępować ze Znaczkową Ligą tak, a nie inaczej.</text:p>
      <text:p text:style-name="P1"/>
      <text:p text:style-name="P1">Oczywiście nie ma opowiadania bez postaci - a z tymi naturalbornderpy sobie doskonale radzi. Najczęściej mamy do czynienia z Sombrą i trójką jego młodocianych pomocnic/znajomych, ale sporą rolę odgrywają też powierniczki Elementów Harmonii. Ze względu na niewielką ilość informacji w serialu na jego temat, charakteryzacja mrocznego króla dała autorowi największe pole do popisu i świetnie się z tego wywiązał. Tyran z “The Crusader King” to złoczyńca, który swój zawód traktuje niczym sztukę, stara się doprowadzić ją do jak najlepszego poziomu, a do tego ma słabość do dzieci (i to nie w sensie zakazanym przez prawo całego cywilizowanego świata i USA). Ach, no i niezbyt pojmuje, jak działa nowoczesna moralność. Poważniejsza część fanfika pasuje co prawda do tej pierwszej cechy jak pięść do nosa, ale poza tym Sombra jest tutaj świetny. Trochę śmieszny, trochę groźny, bardzo naturalbornderpy’owaty. Do tego dorobiono mu całkiem solidną historię, która jednak nieco się marnuje na opowiadanie, które zaczynało jako czysta komedia. Chciałoby się jakiejś kontynuacji, mniej zwariowanej i bardziej obyczajowej...</text:p>
      <text:p text:style-name="P1"/>
      <text:p text:style-name="P1">Postacie, które miały więcej czasu ekranowego w serialu, również zostały przedstawione w ciekawy sposób. Ze względów komediowych niektóre z ich cech charakterów zostały wyolbrzymione, jednak nie na tyle, by wyglądały jak własne karykatury. Posunąłbym się wręcz do stwierdzenia, że mogłyby się tak zachowywać w serialu i nikogo by to nie zdziwiło. Szczególnie rozbawiła mnie Twilight i jej drobne problemy psychologiczne powiązane ze sprawdzaniem obecności w szkołach - i ich użycie w celach kontrwywiadowczych przez złoczyńców. Do tego Znaczkowa Liga, jak się postara, jest urocza jak jasny gwint, dzięki czemu potrafi stopić serce i czytelnika, i Sombry… o ile je ma. To dyskusyjna kwestia, która, swoją drogą, stanowi jeden z wątków w opowiadaniu. </text:p>
      <text:p text:style-name="P1"/>
      <text:p text:style-name="P1">Jeśli chodzi o ortografię i gramatykę, to są one bez zarzutu. Naturalbornderpy posługuje się językiem angielskim z lekkością, której życzę każdemu, niezależnie od tego czy się dopiero go uczy, czy jest on jego językiem ojczystym. Nie ma ścian tekstu, błędów, żarty słowne są precyzyjnie zaplanowane… Naprawdę nie obraziłbym się, gdyby więcej pisarzy na FiMFiction potrafiło tak pisać.</text:p>
      <text:p text:style-name="P1"/>
      <text:p text:style-name="P1">Ciężko mi nie polecić “The Crusader King”. Opowiadanie jest po prostu dobre - nawet jeśli nagłe rzucenie czytelnikowi w twarz Powagą, Tragedią i Smutkiem potrafi nieco zaburzyć radość z czytania. Część komediowa jest super, część poważna również, ale po połączeniu, wbrew prawom matematyki, stanowią coś mniejszego niż suma składników. Mimo to, ze względu na niewielką długość (dziesięć rozdziałów, mających w sumie nieco ponad 40 tysięcy słów), wysoką jakość humoru oraz wartką akcję zachęcam do rzucenia na to opowiadanko okiem. Nie będzie to czas stracony, chyba że ktoś nie lubi Sombry albo wyśmiewania się ze Scootaloo. </text:p>
      <text:p text:style-name="Standard"/>
      <text:p text:style-name="Standard"><text:a xlink:type="simple" xlink:href="https://www.fimfiction.net/story/274736/the-crusader-king" text:style-name="ListLabel_20_1" text:visited-style-name="ListLabel_20_1"><text:span text:style-name="T1">https://www.fimfiction.net/story/274736/the-crusader-king</text:span></text:a></text:p>
      <text:p text:style-name="Standard"/>
      <text:p text:style-name="Standard"/>
      <text:p text:style-name="Standard">Top: <text:a xlink:type="simple" xlink:href="https://derpibooru.org/1920927?q=sombra" text:style-name="ListLabel_20_1" text:visited-style-name="ListLabel_20_1"><text:span text:style-name="T1">https://derpibooru.org/1920927?q=sombra</text:span></text:a> (jakby przyciąć albo wydłużyć to powinien się nadać)</text:p>
      <text:p text:style-name="Standard"/>
      <text:p text:style-name="Standard"><text:a xlink:type="simple" xlink:href="https://derpibooru.org/1945270?q=CMC" text:style-name="ListLabel_20_1" text:visited-style-name="ListLabel_20_1"><text:span text:style-name="T1">https://derpibooru.org/1945270?q=CMC</text:span></text:a></text:p>
      <text:p text:style-name="Standard"><text:a xlink:type="simple" xlink:href="https://derpibooru.org/1781327?q=CMC" text:style-name="ListLabel_20_1" text:visited-style-name="ListLabel_20_1"><text:span text:style-name="T1">https://derpibooru.org/1781327?q=CMC</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883" meta:character-count="6161" meta:non-whitespace-character-count="5286"/>
    <meta:generator>LibreOfficeDev/6.0.5.2$Linux_X86_64 LibreOffice_project/</meta:generator>
  </office:meta>
</office:document-meta>
</file>